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O/P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B3]" office:value-type="float" office:value="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B4]" office:value-type="float" office:value="0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B5]" office:value-type="float" office:value="0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[.B6]" office:value-type="float" office:value="0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[.B7]" office:value-type="float" office:value="0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[.B8]" office:value-type="float" office:value="1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B9]" office:value-type="float" office:value="1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eet </meta:initial-creator>
    <meta:creation-date>2015-06-20T16:52:58.205568186</meta:creation-date>
    <dc:date>2015-06-21T21:46:24.132093797</dc:date>
    <dc:creator>Vineet </dc:creator>
    <meta:editing-duration>P1DT4H38M15S</meta:editing-duration>
    <meta:editing-cycles>1</meta:editing-cycles>
    <meta:document-statistic meta:table-count="1" meta:cell-count="60" meta:object-count="0"/>
    <meta:generator>LibreOffice/4.2.3.3$Linux_X86_64 LibreOffice_project/420m0$Build-3</meta:generator>
  </office:meta>
</office:document-meta>
</file>